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2.3556in" style:rel-column-width="16378*"/>
    </style:style>
    <style:style style:name="Table1.B" style:family="table-column">
      <style:table-column-properties style:column-width="2.6889in" style:rel-column-width="18696*"/>
    </style:style>
    <style:style style:name="Table1.C" style:family="table-column">
      <style:table-column-properties style:column-width="2.5674in" style:rel-column-width="17851*"/>
    </style:style>
    <style:style style:name="Table1.D" style:family="table-column">
      <style:table-column-properties style:column-width="1.8132in" style:rel-column-width="1261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Liberation Serif" fo:font-size="22pt" style:font-size-asian="22pt" style:font-size-complex="22pt"/>
    </style:style>
    <style:style style:name="P2" style:family="paragraph" style:parent-style-name="Preformatted_20_Text">
      <style:text-properties style:font-name="Liberation Serif" fo:font-size="10pt" officeooo:rsid="000edb78" officeooo:paragraph-rsid="00127c02" style:font-size-asian="10pt" style:font-size-complex="10pt"/>
    </style:style>
    <style:style style:name="P3" style:family="paragraph" style:parent-style-name="Table_20_Contents">
      <style:text-properties style:font-name="Liberation Serif" fo:font-size="22pt" style:font-size-asian="22pt" style:font-size-complex="22pt"/>
    </style:style>
    <style:style style:name="P4" style:family="paragraph" style:parent-style-name="Table_20_Contents">
      <style:text-properties style:font-name="Liberation Serif" fo:font-size="22pt" officeooo:rsid="000fc512" officeooo:paragraph-rsid="000fc512" style:font-size-asian="22pt" style:font-size-complex="22pt"/>
    </style:style>
    <style:style style:name="P5" style:family="paragraph" style:parent-style-name="Table_20_Contents">
      <style:text-properties style:font-name="Liberation Serif" fo:font-size="10pt" officeooo:rsid="0018d562" officeooo:paragraph-rsid="0018d562" style:font-size-asian="10pt" style:font-size-complex="10pt"/>
    </style:style>
    <style:style style:name="P6" style:family="paragraph" style:parent-style-name="Title">
      <style:text-properties style:font-name="Liberation Serif" fo:font-size="22pt" officeooo:paragraph-rsid="0020201e" style:font-size-asian="22pt" style:font-size-complex="22pt"/>
    </style:style>
    <style:style style:name="P7" style:family="paragraph" style:parent-style-name="Standard">
      <style:text-properties style:font-name="Liberation Serif" fo:font-size="12pt" officeooo:rsid="000edb78" officeooo:paragraph-rsid="00127c02" style:font-size-asian="12pt" style:font-size-complex="12pt"/>
    </style:style>
    <style:style style:name="P8" style:family="paragraph" style:parent-style-name="Standard">
      <style:text-properties style:font-name="Liberation Serif" fo:font-size="12pt" officeooo:rsid="000edb78" officeooo:paragraph-rsid="0018d562" style:font-size-asian="12pt" style:font-size-complex="12pt"/>
    </style:style>
    <style:style style:name="P9" style:family="paragraph" style:parent-style-name="Standard">
      <style:text-properties style:font-name="Liberation Serif" fo:font-size="10pt" officeooo:rsid="001a5bb2" officeooo:paragraph-rsid="001a5bb2" style:font-size-asian="10pt" style:font-size-complex="10pt"/>
    </style:style>
    <style:style style:name="P10" style:family="paragraph" style:parent-style-name="Standard">
      <style:text-properties style:font-name="Liberation Serif" fo:font-size="10pt" officeooo:rsid="001be48c" officeooo:paragraph-rsid="001be48c" style:font-size-asian="10pt" style:font-size-complex="10pt"/>
    </style:style>
    <style:style style:name="P11" style:family="paragraph" style:parent-style-name="Standard">
      <style:text-properties style:font-name="Liberation Serif" fo:font-size="10pt" officeooo:rsid="001d8e63" officeooo:paragraph-rsid="001d8e63" style:font-size-asian="10pt" style:font-size-complex="10pt"/>
    </style:style>
    <style:style style:name="P12" style:family="paragraph" style:parent-style-name="Standard">
      <style:paragraph-properties fo:line-height="100%"/>
      <style:text-properties fo:font-size="10pt" style:font-size-asian="10pt" style:font-size-complex="10pt"/>
    </style:style>
    <style:style style:name="P13" style:family="paragraph" style:parent-style-name="Standard">
      <style:paragraph-properties fo:margin-left="0in" fo:margin-right="0in" fo:text-indent="0in" style:auto-text-indent="false"/>
      <style:text-properties style:font-name="Liberation Serif" fo:font-size="12pt" officeooo:rsid="001d09a4" officeooo:paragraph-rsid="001a5bb2" style:font-size-asian="12pt" style:font-size-complex="12pt"/>
    </style:style>
    <style:style style:name="P14" style:family="paragraph" style:parent-style-name="Standard">
      <style:paragraph-properties fo:margin-left="0in" fo:margin-right="0in" fo:text-indent="0in" style:auto-text-indent="false"/>
      <style:text-properties style:font-name="Liberation Serif" fo:font-size="12pt" officeooo:rsid="001d09a4" officeooo:paragraph-rsid="001d8e63" style:font-size-asian="12pt" style:font-size-complex="12pt"/>
    </style:style>
    <style:style style:name="P15" style:family="paragraph" style:parent-style-name="Text_20_body">
      <style:paragraph-properties fo:line-height="100%"/>
    </style:style>
    <style:style style:name="P16" style:family="paragraph" style:parent-style-name="Table_20_Contents">
      <style:text-properties style:font-name="Liberation Serif" fo:font-size="10pt" style:font-size-asian="10pt" style:font-size-complex="10pt"/>
    </style:style>
    <style:style style:name="P17" style:family="paragraph" style:parent-style-name="Table_20_Contents">
      <style:text-properties style:font-name="Liberation Serif" fo:font-size="10pt" officeooo:rsid="0018d562" officeooo:paragraph-rsid="0018d562" style:font-size-asian="10pt" style:font-size-complex="10pt"/>
    </style:style>
    <style:style style:name="P18" style:family="paragraph" style:parent-style-name="Table_20_Contents">
      <style:text-properties style:font-name="Liberation Serif" fo:font-size="10pt" officeooo:rsid="001e6e13" officeooo:paragraph-rsid="001e6e13" style:font-size-asian="10pt" style:font-size-complex="10pt"/>
    </style:style>
    <style:style style:name="P19" style:family="paragraph" style:parent-style-name="Table_20_Contents">
      <style:text-properties style:font-name="Liberation Serif" fo:font-size="12pt" officeooo:rsid="0018d562" officeooo:paragraph-rsid="0018d562" style:font-size-asian="12pt" style:font-size-complex="12pt"/>
    </style:style>
    <style:style style:name="P20" style:family="paragraph" style:parent-style-name="Preformatted_20_Text">
      <style:text-properties style:text-position="0% 100%" style:font-name="Liberation Serif" fo:font-size="10pt" officeooo:rsid="001a5bb2" officeooo:paragraph-rsid="001a5bb2" style:font-size-asian="10pt" style:font-size-complex="10pt"/>
    </style:style>
    <style:style style:name="P21" style:family="paragraph" style:parent-style-name="Preformatted_20_Text">
      <style:text-properties style:font-name="Liberation Serif" fo:font-size="12pt" fo:language="es" fo:country="ES" officeooo:rsid="0009495d" officeooo:paragraph-rsid="001d8e63" style:font-size-asian="12pt" style:font-size-complex="12pt"/>
    </style:style>
    <style:style style:name="P22" style:family="paragraph" style:parent-style-name="Preformatted_20_Text">
      <style:text-properties style:font-name="Liberation Serif" fo:font-size="10pt" fo:language="es" fo:country="ES" officeooo:rsid="0009495d" officeooo:paragraph-rsid="001a5bb2" style:font-size-asian="10pt" style:font-size-complex="10pt"/>
    </style:style>
    <style:style style:name="P23" style:family="paragraph" style:parent-style-name="Preformatted_20_Text">
      <style:text-properties style:font-name="Liberation Serif" fo:font-size="10pt" fo:language="es" fo:country="ES" officeooo:rsid="0009495d" officeooo:paragraph-rsid="001d8e63" style:font-size-asian="10pt" style:font-size-complex="10pt"/>
    </style:style>
    <style:style style:name="P24" style:family="paragraph" style:parent-style-name="Preformatted_20_Text">
      <style:text-properties style:font-name="Liberation Serif" fo:font-size="10pt" fo:language="es" fo:country="ES" officeooo:rsid="0009495d" officeooo:paragraph-rsid="001e6e13" style:font-size-asian="10pt" style:font-size-complex="10pt"/>
    </style:style>
    <style:style style:name="P25" style:family="paragraph" style:parent-style-name="Preformatted_20_Text">
      <style:text-properties style:font-name="Liberation Serif" fo:font-size="10pt" fo:language="es" fo:country="ES" officeooo:rsid="0009495d" officeooo:paragraph-rsid="001a5bb2" fo:background-color="#ffff00" style:font-size-asian="10pt" style:font-size-complex="10pt"/>
    </style:style>
    <style:style style:name="P26" style:family="paragraph" style:parent-style-name="Preformatted_20_Text">
      <style:text-properties style:font-name="Liberation Serif" fo:font-size="10pt" officeooo:rsid="001d8e63" officeooo:paragraph-rsid="001d8e63" style:font-size-asian="10pt" style:font-size-complex="10pt"/>
    </style:style>
    <style:style style:name="P27" style:family="paragraph" style:parent-style-name="Preformatted_20_Text">
      <style:paragraph-properties fo:margin-left="0in" fo:margin-right="0in" fo:text-indent="0in" style:auto-text-indent="false"/>
      <style:text-properties style:font-name="Liberation Serif" fo:font-size="12pt" officeooo:rsid="001d09a4" officeooo:paragraph-rsid="001a5bb2" style:font-size-asian="12pt" style:font-size-complex="12pt"/>
    </style:style>
    <style:style style:name="P28" style:family="paragraph" style:parent-style-name="Preformatted_20_Text">
      <style:paragraph-properties fo:margin-left="0in" fo:margin-right="0in" fo:text-indent="0in" style:auto-text-indent="false"/>
      <style:text-properties style:font-name="Liberation Serif" fo:font-size="12pt" officeooo:rsid="001d09a4" officeooo:paragraph-rsid="001d8e63" style:font-size-asian="12pt" style:font-size-complex="12pt"/>
    </style:style>
    <style:style style:name="P29" style:family="paragraph" style:parent-style-name="Preformatted_20_Text">
      <style:paragraph-properties fo:margin-left="0in" fo:margin-right="0in" fo:text-indent="0in" style:auto-text-indent="false"/>
      <style:text-properties style:font-name="Liberation Serif" fo:font-size="12pt" fo:language="es" fo:country="ES" officeooo:rsid="0009495d" officeooo:paragraph-rsid="001d8e63" style:font-size-asian="12pt" style:font-size-complex="12pt"/>
    </style:style>
    <style:style style:name="T1" style:family="text">
      <style:text-properties style:font-name="Liberation Serif" fo:font-size="10pt" officeooo:rsid="000edb78" style:font-size-asian="10pt" style:font-size-complex="10pt"/>
    </style:style>
    <style:style style:name="T2" style:family="text">
      <style:text-properties style:font-name="Liberation Serif" fo:font-size="10pt" officeooo:rsid="001be48c" style:font-size-asian="10pt" style:font-size-complex="10pt"/>
    </style:style>
    <style:style style:name="T3" style:family="text">
      <style:text-properties style:font-name="Liberation Serif" fo:font-size="10pt" officeooo:rsid="001d8e63" style:font-size-asian="10pt" style:font-size-complex="10pt"/>
    </style:style>
    <style:style style:name="T4" style:family="text">
      <style:text-properties style:font-name="Liberation Serif" officeooo:rsid="000edb78"/>
    </style:style>
    <style:style style:name="T5" style:family="text">
      <style:text-properties style:font-name="Liberation Serif" officeooo:rsid="001be48c"/>
    </style:style>
    <style:style style:name="T6" style:family="text">
      <style:text-properties style:font-name="Liberation Serif" officeooo:rsid="001d8e63"/>
    </style:style>
    <style:style style:name="T7" style:family="text">
      <style:text-properties fo:font-size="10pt" style:font-size-asian="10pt" style:font-size-complex="10pt"/>
    </style:style>
    <style:style style:name="T8" style:family="text">
      <style:text-properties fo:font-size="10pt" fo:language="es" fo:country="ES" fo:font-weight="normal" style:font-size-asian="10pt" style:font-weight-asian="normal" style:font-size-complex="10pt" style:font-weight-complex="normal"/>
    </style:style>
    <style:style style:name="T9" style:family="text">
      <style:text-properties fo:font-size="10pt" fo:language="es" fo:country="ES" fo:font-weight="normal" officeooo:rsid="001d8e63"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language="es" fo:country="ES"/>
    </style:style>
    <style:style style:name="T12" style:family="text">
      <style:text-properties fo:language="es" fo:country="ES" officeooo:rsid="00315dd7"/>
    </style:style>
    <style:style style:name="T13" style:family="text">
      <style:text-properties fo:language="es" fo:country="ES" officeooo:rsid="001d8e63"/>
    </style:style>
    <style:style style:name="T14" style:family="text">
      <style:text-properties fo:language="es" fo:country="ES" fo:font-weight="normal" style:font-weight-asian="normal" style:font-weight-complex="normal"/>
    </style:style>
    <style:style style:name="T15" style:family="text">
      <style:text-properties fo:language="es" fo:country="ES" fo:font-weight="normal" officeooo:rsid="001d8e63" style:font-weight-asian="normal" style:font-weight-complex="normal"/>
    </style:style>
    <style:style style:name="T16" style:family="text">
      <style:text-properties style:font-name="Liberation Serif" fo:language="es" fo:country="ES" officeooo:rsid="0009495d"/>
    </style:style>
    <style:style style:name="T17" style:family="text">
      <style:text-properties style:font-name="Liberation Serif" fo:language="es" fo:country="ES" officeooo:rsid="001a5bb2"/>
    </style:style>
    <style:style style:name="T18" style:family="text">
      <style:text-properties style:font-name="Liberation Serif" fo:language="es" fo:country="ES" officeooo:rsid="001d8e63"/>
    </style:style>
    <style:style style:name="T19" style:family="text">
      <style:text-properties officeooo:rsid="001a5bb2"/>
    </style:style>
    <style:style style:name="T20" style:family="text">
      <style:text-properties officeooo:rsid="0014dba9"/>
    </style:style>
    <style:style style:name="T21" style:family="text">
      <style:text-properties officeooo:rsid="001be48c"/>
    </style:style>
    <style:style style:name="T22" style:family="text">
      <style:text-properties officeooo:rsid="001d8e63"/>
    </style:style>
    <style:style style:name="T2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jemplos de <text:span text:style-name="T12">plan de comunicación exitosos</text:span></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Descripción</text:p>
          </table:table-cell>
          <table:table-cell table:style-name="Table1.A1" office:value-type="string">
            <text:p text:style-name="P4">Contenidos</text:p>
          </table:table-cell>
          <table:table-cell table:style-name="Table1.A1" office:value-type="string">
            <text:p text:style-name="P4">Aportación</text:p>
          </table:table-cell>
          <table:table-cell table:style-name="Table1.D1" office:value-type="string">
            <text:p text:style-name="P4">Referencias</text:p>
          </table:table-cell>
        </table:table-row>
        <table:table-row>
          <table:table-cell table:style-name="Table1.A2" office:value-type="string">
            <text:p text:style-name="P13">Título: <text:span text:style-name="T16">Zapatismo</text:span></text:p>
            <text:p text:style-name="P27">Cuándo: <text:span text:style-name="T19">1994</text:span></text:p>
            <text:p text:style-name="P27">Dónde: <text:span text:style-name="T16">Chiapas, México, </text:span><text:span text:style-name="T17">G</text:span><text:span text:style-name="T16">lobal</text:span></text:p>
            <text:p text:style-name="P27">Contexto: <text:span text:style-name="T16">Primero de enero de 1994, el día en que entraba en vigor el Tratado de Libre Comercio de América del Norte (NAFTA)</text:span></text:p>
          </table:table-cell>
          <table:table-cell table:style-name="Table1.A2" office:value-type="string">
            <text:p text:style-name="P22">Considerada la primera revuelta contra el neoliberalismo, este movimiento puso en crisis las formas tradicionales de acción política. <text:s/></text:p>
          </table:table-cell>
          <table:table-cell table:style-name="Table1.A2" office:value-type="string">
            <text:p text:style-name="P22">El zapatismo está considerado como la primera guerrilla de la comunicación que se apoya en Internet. Aplica con gran inteligencia y creatividad las estrategias de comunicación en red, prototipo de la Net War. Utiliza el mito como una de las formas más eficaces de comunicar (mezcla de personas y personajes, como el subcomandante Marcos). E inaugura una verdadera nueva caja de herramientas (hablar de corazón a corazón, evitar la generalidad discursiva, utilizar distintos registros, descentralizar el discurso, mantenerlo abierto...).</text:p>
          </table:table-cell>
          <table:table-cell table:style-name="Table1.D2" office:value-type="string">
            <text:p text:style-name="P20">Innumerables, busca la tuya :-D</text:p>
          </table:table-cell>
        </table:table-row>
        <table:table-row>
          <table:table-cell table:style-name="Table1.A2" office:value-type="string">
            <text:p text:style-name="P13">Título: <text:span text:style-name="T16">Si eres legal, comparte</text:span></text:p>
            <text:p text:style-name="P27">Cuándo: <text:span text:style-name="T19">2008</text:span></text:p>
            <text:p text:style-name="P27">Dónde: <text:span text:style-name="T17">España</text:span></text:p>
            <text:p text:style-name="P27">Contexto: <text:span text:style-name="T16">Campañas del Ministerio de Cultura contra las redes P2P y las descargas</text:span></text:p>
          </table:table-cell>
          <table:table-cell table:style-name="Table1.A2" office:value-type="string">
            <text:p text:style-name="P22">El Ministerio de Cultura lanzó una web contra las descargas, titulada Si eres lega<text:span text:style-name="T20">l</text:span>, eres legal. Hacktivistas, colectivo de activistas en Internet, diseñó una página web réplica de la de la campaña ministerial y la tituló Si eres legal, comparte. Publicó en ella argumentos a favor de la cultura libre y la posicionó para que saliera en las primera posiciones de Google. Cuanto más dinero invertía el Ministerio en visibilizar su web, más visitas llegaban a la web de Hacktivistas. La visibilidad y legitimidad de «los ilegales» fue tan grande y mediática que el el periódico El País publicó el día 1 de diciembre de 2008 un cara a cara argumental entre el Ministerio de Cultura y esos «ilegales», titulado «Las 10 verdades del P2P que dice Cultura que son mentira».</text:p>
          </table:table-cell>
          <table:table-cell table:style-name="Table1.A2" office:value-type="string">
            <text:p text:style-name="P22">Hacer que el enemigo trabaje para ti. Deslegitimar sus argumentos con mejores argumentos. Aún cuando la suplantación se destapa (la "falsa" web de Hactivistas), la acción sigue siendo eficaz. Se sigue hablando de ello, se abre un debate y reflexión por parte de la sociedad, que suele implicar desmentidos por parte de los organismos "atacados".</text:p>
          </table:table-cell>
          <table:table-cell table:style-name="Table1.D2" office:value-type="string">
            <text:p text:style-name="P25">Casi todo lo de Hacktivistas ha desaparecido. </text:p>
          </table:table-cell>
        </table:table-row>
        <text:soft-page-break/>
        <table:table-row>
          <table:table-cell table:style-name="Table1.A2" office:value-type="string">
            <text:p text:style-name="P14">Título: <text:span text:style-name="T16">Rainforest Action Network </text:span><text:span text:style-name="T18">campaña orientada a la mujer del CEO del </text:span><text:span text:style-name="T16">Royal Bank of Canada</text:span><text:span text:style-name="T18"> </text:span></text:p>
            <text:p text:style-name="P28">Cuándo: <text:span text:style-name="T19">2015</text:span></text:p>
            <text:p text:style-name="P28">Dónde: <text:span text:style-name="T17">España</text:span></text:p>
            <text:p text:style-name="P28">Contexto: <text:span text:style-name="T19">Manifestación</text:span><text:span text:style-name="T17"> contra la ley conocida como “mordaza”</text:span></text:p>
          </table:table-cell>
          <table:table-cell table:style-name="Table1.A2" office:value-type="string">
            <text:p text:style-name="P12"><text:bookmark text:name="result_box"/><text:span text:style-name="T11">En Toronto <text:s/></text:span><text:span text:style-name="T13">la red</text:span><text:span text:style-name="T11"> RAN apeló directamente a Janet Nixon - la esposa del director general de Royal Bank of Canada, Gordon Nixon - para ayudar</text:span><text:span text:style-name="T13">les a que ese banco deje de financiar masivamente empresas de </text:span><text:span text:style-name="T11">arenas bituminosas </text:span><text:span text:style-name="T13">localizadas en</text:span><text:span text:style-name="T11"> Alberta. </text:span><text:span text:style-name="T13">D</text:span><text:span text:style-name="T11">os mujeres indígenas canadienses </text:span><text:span text:style-name="T13">pusieron </text:span><text:span text:style-name="T11">bandera</text:span><text:span text:style-name="T13">s</text:span><text:span text:style-name="T11"> frente a la entrada principal de la sede de</text:span><text:span text:style-name="T13">l</text:span><text:span text:style-name="T11"> Royal Bank of Canada (RBC) </text:span><text:span text:style-name="T13">donde ponia</text:span><text:span text:style-name="T11"> "Por favor, ayúdenos Sra. Nixon".</text:span></text:p>
          </table:table-cell>
          <table:table-cell table:style-name="Table1.A2" office:value-type="string">
            <text:p text:style-name="P26">Este caso ejemplifica como a veces hay que orientar la campana de comunicación hacia personas u organizaciones que pueden tener mas medios o influencia en conseguir cambiar las malas practicas que se denuncian, además muestra que no siempre hacen faltas muchos medios ya que en este caso se usaban banderas pintadas a mano pero saber donde colocarlas y asegurarse de que estas sean vistas por quien puede hacer pasar el mensaje hacia la persona influenciadora. </text:p>
          </table:table-cell>
          <table:table-cell table:style-name="Table1.D2" office:value-type="string">
            <text:p text:style-name="P11"><text:a xlink:type="simple" xlink:href="https://www.ran.org/mrs_nixon_please_help_us_stop_the_tar_sands" text:style-name="Internet_20_link" text:visited-style-name="Visited_20_Internet_20_Link">https://www.ran.org/mrs_nixon_please_help_us_stop_the_tar_sands</text:a></text:p>
            <text:p text:style-name="P11"/>
          </table:table-cell>
        </table:table-row>
        <table:table-row>
          <table:table-cell table:style-name="Table1.A2" office:value-type="string">
            <text:p text:style-name="P13">Título: <text:span text:style-name="T19">Manifestación de Hologramas</text:span></text:p>
            <text:p text:style-name="P27">Cuándo: <text:span text:style-name="T19">2015</text:span></text:p>
            <text:p text:style-name="P27">Dónde: <text:span text:style-name="T17">España</text:span></text:p>
            <text:p text:style-name="P27">Contexto: <text:span text:style-name="T19">Manifestación</text:span><text:span text:style-name="T17"> contra la ley conocida como “mordaza”</text:span></text:p>
          </table:table-cell>
          <table:table-cell table:style-name="Table1.A2" office:value-type="string">
            <text:p text:style-name="P15"><text:span text:style-name="T1">Convocada por la plataforma No Somos Delito, la </text:span><text:span text:style-name="T2">manifestación mostraba </text:span><text:span text:style-name="T1">su rechazo a la Ley Orgánica de Seguridad Ciudadana, aprobada por el Gobierno del Partido Popular y bautizada por la oposición como “ley mordaza”. </text:span><text:span text:style-name="T2">Según </text:span><text:span text:style-name="T3">la Marea: </text:span><text:span text:style-name="T10">Miles de hologamas desfilaron este viernes por la noche frente al Congreso de los Diputados en una singular manifestación contra la </text:span><text:span text:style-name="Emphasis"><text:span text:style-name="T10">Ley Mordaza</text:span></text:span><text:span text:style-name="T10"> organizada por la plataforma No Somos Delito. </text:span><text:span text:style-name="Strong_20_Emphasis"><text:span text:style-name="T10">Ciudadanos de todo el mundo prestaron su imagen y su voz</text:span></text:span><text:span text:style-name="T10"> para que su imagen digitalizada integrara la protesta, que pretendía visibilizar la restricción de la protesta que supone la aprobación de la Ley de Protección de la Seguridad Ciudadana. “</text:span><text:span text:style-name="T8">La manifestación de hologramas desvela que las personas no podremos expresarnos en la calle con mensajes contrarios a la clase política dominante, no podremos pensar libremente, pues el pensamiento libre depende de la posibilidad de </text:span><text:span text:style-name="Strong_20_Emphasis"><text:span text:style-name="T8">reunirse para hablar con libertad</text:span></text:span><text:span text:style-name="T8">, expresarse en las plazas, en los mercados, en las calles… No podremos ser nosotros y nosotras mismas”, señalan desde No Somos Delito</text:span><text:span text:style-name="T9">”.</text:span></text:p>
          </table:table-cell>
          <table:table-cell table:style-name="Table1.A2" office:value-type="string">
            <text:p text:style-name="P26">Este ejemplo muestra que a veces hace falta inventar un formato que no existe aun para llevar a cabo un plan de comunicación que pueda tener un impacto mediático muy extendido y también muestra como estos formatos experimentales requieren mucho trabajo de preparación y la creación de redes y alianzas con organizaciones y colectivos a nivel internacional. </text:p>
          </table:table-cell>
          <table:table-cell table:style-name="Table1.D2" office:value-type="string">
            <text:p text:style-name="P9">Youtube: <text:a xlink:type="simple" xlink:href="http://www.youtube.com/watch?v=6KtXRz-BBP0" text:style-name="Internet_20_link" text:visited-style-name="Visited_20_Internet_20_Link">http://www.youtube.com/watch?v=6KtXRz-BBP0</text:a><text:line-break/><text:span text:style-name="T21">No somos delito:</text:span></text:p>
            <text:p text:style-name="P10"><text:a xlink:type="simple" xlink:href="http://nosomosdelito.net/" text:style-name="Internet_20_link" text:visited-style-name="Visited_20_Internet_20_Link">http://nosomosdelito.net/</text:a></text:p>
            <text:p text:style-name="P10">Hologramas por la libertad: <text:a xlink:type="simple" xlink:href="http://www.hologramasporlalibertad.org/" text:style-name="Internet_20_link" text:visited-style-name="Visited_20_Internet_20_Link">http://www.hologramasporlalibertad.org/</text:a></text:p>
            <text:p text:style-name="P11">La Marea: <text:a xlink:type="simple" xlink:href="http://www.lamarea.com/2015/04/11/miles-de-hologramas-protestan-contra-la-ley-mordaza-frente-al-congreso/" text:style-name="Internet_20_link" text:visited-style-name="Visited_20_Internet_20_Link">http://www.lamarea.com/2015/04/11/miles-de-hologramas-protestan-contra-la-ley-mordaza-frente-al-congreso/</text:a></text:p>
            <text:p text:style-name="P11"/>
          </table:table-cell>
        </table:table-row>
        <table:table-row>
          <table:table-cell table:style-name="Table1.A2" office:value-type="string">
            <text:p text:style-name="P21">Título: Movimientos de liberación gráfica (MLG)</text:p>
            <text:p text:style-name="P21"><text:soft-page-break/>Cuándo: 2015</text:p>
            <text:p text:style-name="P21">Dónde: Barcelona, Madrid</text:p>
            <text:p text:style-name="P29">Contexto: Campañas electorales municipales</text:p>
          </table:table-cell>
          <table:table-cell table:style-name="Table1.A2" office:value-type="string">
            <text:p text:style-name="P23">En las campañas electorales municipales, diseñadores/as se auto-organizan <text:span text:style-name="T22">de manera </text:span>descentralizada para crear dibujos, carteles, <text:soft-page-break/>lemas... a favor de las alcaldesas candidatas. Su trabajo descentralizado se refleja en una imagen gráfica de las alcaldesas no unificada (no una única foto oficial). Se genera una ola de explosión de creatividad y de alegría en las redes sociales digitales y en las calles que toma la forma de carteles, ilustraciones, performances, poesías y relatos, proyecciones en edificios, paseos con caretas y con pancarta-letras, balcones intervenidos, creaciones de películas y videoclips, canciones originales y versiones.</text:p>
          </table:table-cell>
          <table:table-cell table:style-name="Table1.A2" office:value-type="string">
            <text:p text:style-name="P24">La construcción de un discurso gráfico (campaña electoral gráfica) no unificado, distribuido, que permanece abierto. La <text:soft-page-break/>centralidad que el diseño gráfico está ocupando en la nueva comunicación política y del reconocimiento explícito de su valor como lenguaje complejo, capaz de hacer afirmaciones y de expresar proyectos, propuestas e identificaciones con tanta riqueza y matices como el lenguaje letrado. Salir del anquilosamiento comunicativo. Permitir que otros/as completen tu discurso con aportaciones que no controlas.</text:p>
          </table:table-cell>
          <table:table-cell table:style-name="Table1.D2" office:value-type="string">
            <text:p text:style-name="P18">MLG:</text:p>
            <text:p text:style-name="P18"><text:a xlink:type="simple" xlink:href="http://mlgmadrid.tumblr.com/" text:style-name="Internet_20_link" text:visited-style-name="Visited_20_Internet_20_Link">http://mlgmadrid.tumblr.com/</text:a></text:p>
            <text:p text:style-name="P18">Facebook: </text:p>
            <text:p text:style-name="P18"><text:soft-page-break/><text:a xlink:type="simple" xlink:href="https://es-la.facebook.com/mlgbarcelona" text:style-name="Internet_20_link" text:visited-style-name="Visited_20_Internet_20_Link">https://es-la.facebook.com/mlgbarcelona</text:a></text:p>
            <text:p text:style-name="P18">Experimenta:</text:p>
            <text:p text:style-name="P18"><text:a xlink:type="simple" xlink:href="https://www.experimenta.es/noticias/grafica-y-comunicacion/movimiento-de-liberacion-grafica-de-barcelona-4800/" text:style-name="Internet_20_link" text:visited-style-name="Visited_20_Internet_20_Link">https://www.experimenta.es/noticias/grafica-y-comunicacion/movimiento-de-liberacion-grafica-de-barcelona-4800/</text:a></text:p>
            <text:p text:style-name="P18"/>
            <text:p text:style-name="P18"/>
          </table:table-cell>
        </table:table-row>
        <table:table-row>
          <table:table-cell table:style-name="Table1.A2" office:value-type="string">
            <text:p text:style-name="P7"/>
          </table:table-cell>
          <table:table-cell table:style-name="Table1.A2" office:value-type="string">
            <text:p text:style-name="P2"/>
          </table:table-cell>
          <table:table-cell table:style-name="Table1.A2" office:value-type="string">
            <text:p text:style-name="P2"/>
          </table:table-cell>
          <table:table-cell table:style-name="Table1.D2" office:value-type="string">
            <text:p text:style-name="P2"/>
          </table:table-cell>
        </table:table-row>
        <table:table-row>
          <table:table-cell table:style-name="Table1.A2" office:value-type="string">
            <text:p text:style-name="P8"/>
          </table:table-cell>
          <table:table-cell table:style-name="Table1.A2" office:value-type="string">
            <text:p text:style-name="P16"/>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8"/>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19"/>
          </table:table-cell>
          <table:table-cell table:style-name="Table1.A2" office:value-type="string">
            <text:p text:style-name="Text_20_body"><text:span text:style-name="T7"/></text:p>
          </table:table-cell>
          <table:table-cell table:style-name="Table1.A2" office:value-type="string">
            <text:p text:style-name="P5"/>
          </table:table-cell>
          <table:table-cell table:style-name="Table1.D2" office:value-type="string">
            <text:p text:style-name="P5"/>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9:14:42.639536013</meta:creation-date>
    <meta:generator>LibreOffice/4.3.3.2$Linux_X86_64 LibreOffice_project/430m0$Build-2</meta:generator>
    <dc:date>2017-04-06T19:24:24.366802440</dc:date>
    <meta:editing-duration>PT1H23M21S</meta:editing-duration>
    <meta:editing-cycles>8</meta:editing-cycles>
    <meta:document-statistic meta:table-count="1" meta:image-count="0" meta:object-count="0" meta:page-count="3" meta:paragraph-count="48" meta:word-count="972" meta:character-count="6704" meta:non-whitespace-character-count="5772"/>
  </office:meta>
</office:document-meta>
</file>